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c67a8" officeooo:paragraph-rsid="001c67a8" style:font-name-complex="Courier New" style:font-size-complex="12pt"/>
    </style:style>
    <style:style style:name="P2" style:family="paragraph" style:parent-style-name="Standard">
      <style:text-properties fo:font-weight="bold" officeooo:rsid="001c67a8" officeooo:paragraph-rsid="001c67a8" style:font-weight-asian="bold" style:font-weight-complex="bold"/>
    </style:style>
    <style:style style:name="P3" style:family="paragraph" style:parent-style-name="Standard">
      <style:paragraph-properties fo:margin-top="0.1665in" fo:margin-bottom="0in" style:contextual-spacing="false"/>
      <style:text-properties style:font-name="Courier New" fo:font-weight="bold" officeooo:rsid="001c67a8" officeooo:paragraph-rsid="001c67a8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margin-top="0.1665in" fo:margin-bottom="0in" style:contextual-spacing="false"/>
      <style:text-properties style:font-name="Courier New" fo:font-weight="bold" officeooo:rsid="001c67a8" officeooo:paragraph-rsid="00259c72" style:font-weight-asian="bold" style:font-name-complex="Courier New" style:font-size-complex="12pt" style:font-weight-complex="bold"/>
    </style:style>
    <style:style style:name="P5" style:family="paragraph" style:parent-style-name="Standard">
      <style:paragraph-properties fo:margin-top="0.1665in" fo:margin-bottom="0in" style:contextual-spacing="false"/>
      <style:text-properties fo:font-weight="bold" officeooo:rsid="001c67a8" officeooo:paragraph-rsid="001c67a8" style:font-weight-asian="bold" style:font-weight-complex="bold"/>
    </style:style>
    <style:style style:name="P6" style:family="paragraph" style:parent-style-name="Standard">
      <style:paragraph-properties fo:margin-top="0.1665in" fo:margin-bottom="0in" style:contextual-spacing="false"/>
      <style:text-properties fo:font-weight="bold" officeooo:paragraph-rsid="001c67a8" style:font-weight-asian="bold" style:font-weight-complex="bold"/>
    </style:style>
    <style:style style:name="P7" style:family="paragraph" style:parent-style-name="Standard">
      <style:paragraph-properties fo:margin-top="0.1665in" fo:margin-bottom="0in" style:contextual-spacing="false"/>
      <style:text-properties style:font-name="Courier New" officeooo:rsid="001c67a8" officeooo:paragraph-rsid="001c67a8" style:font-name-complex="Courier New" style:font-size-complex="12pt"/>
    </style:style>
    <style:style style:name="P8" style:family="paragraph" style:parent-style-name="Standard">
      <style:text-properties fo:font-weight="bold" officeooo:rsid="001c67a8" officeooo:paragraph-rsid="001c67a8" style:font-weight-asian="bold" style:font-weight-complex="bold"/>
    </style:style>
    <style:style style:name="P9" style:family="paragraph" style:parent-style-name="Heading_20_2">
      <style:text-properties fo:font-weight="bold" officeooo:paragraph-rsid="001c67a8" style:font-weight-asian="bold" style:font-size-complex="12pt" style:font-weight-complex="bold"/>
    </style:style>
    <style:style style:name="P10" style:family="paragraph" style:parent-style-name="Heading_20_2">
      <style:text-properties fo:font-weight="bold" officeooo:paragraph-rsid="001c67a8" style:font-weight-asian="bold" style:font-weight-complex="bold"/>
    </style:style>
    <style:style style:name="P11" style:family="paragraph" style:parent-style-name="Heading_20_2">
      <style:text-properties officeooo:paragraph-rsid="001c67a8" style:font-size-complex="12pt"/>
    </style:style>
    <style:style style:name="P12" style:family="paragraph" style:parent-style-name="Heading_20_2">
      <style:text-properties officeooo:paragraph-rsid="001c67a8"/>
    </style:style>
    <style:style style:name="P13" style:family="paragraph" style:parent-style-name="Text_20_body">
      <style:text-properties officeooo:rsid="002ac0f5" officeooo:paragraph-rsid="002ac0f5"/>
    </style:style>
    <style:style style:name="P14" style:family="paragraph" style:parent-style-name="Text_20_body">
      <style:text-properties officeooo:rsid="002b8ad4" officeooo:paragraph-rsid="002b8ad4"/>
    </style:style>
    <style:style style:name="P15" style:family="paragraph" style:parent-style-name="Heading_20_3">
      <style:paragraph-properties fo:margin-top="0.1665in" fo:margin-bottom="0in" style:contextual-spacing="false"/>
      <style:text-properties style:font-name="Courier New" officeooo:paragraph-rsid="001c67a8" style:font-name-complex="Courier New" style:font-size-complex="12pt"/>
    </style:style>
    <style:style style:name="P16" style:family="paragraph" style:parent-style-name="Heading_20_3">
      <style:paragraph-properties fo:margin-top="0.1665in" fo:margin-bottom="0in" style:contextual-spacing="false"/>
      <style:text-properties style:font-name="Courier New" officeooo:paragraph-rsid="00259c72" style:font-name-complex="Courier New" style:font-size-complex="12pt"/>
    </style:style>
    <style:style style:name="P17" style:family="paragraph" style:parent-style-name="Heading_20_3">
      <style:paragraph-properties fo:margin-top="0.1665in" fo:margin-bottom="0in" style:contextual-spacing="false"/>
      <style:text-properties style:font-name="Courier New" fo:font-weight="bold" officeooo:rsid="001c67a8" officeooo:paragraph-rsid="001c67a8" style:font-weight-asian="bold" style:font-name-complex="Courier New" style:font-size-complex="12pt" style:font-weight-complex="bold"/>
    </style:style>
    <style:style style:name="P18" style:family="paragraph" style:parent-style-name="Heading_20_3">
      <style:paragraph-properties fo:margin-top="0.1665in" fo:margin-bottom="0in" style:contextual-spacing="false"/>
      <style:text-properties style:font-name="Courier New" fo:font-weight="bold" officeooo:rsid="001c67a8" officeooo:paragraph-rsid="00259c72" style:font-weight-asian="bold" style:font-name-complex="Courier New" style:font-size-complex="12pt" style:font-weight-complex="bold"/>
    </style:style>
    <style:style style:name="T1" style:family="text">
      <style:text-properties style:font-size-complex="12pt"/>
    </style:style>
    <style:style style:name="T2" style:family="text">
      <style:text-properties officeooo:rsid="001c67a8" style:font-size-complex="12pt"/>
    </style:style>
    <style:style style:name="T3" style:family="text">
      <style:text-properties officeooo:rsid="016d27a4" style:font-size-complex="12pt"/>
    </style:style>
    <style:style style:name="T4" style:family="text">
      <style:text-properties officeooo:rsid="016c9441"/>
    </style:style>
    <style:style style:name="T5" style:family="text">
      <style:text-properties officeooo:rsid="001c67a8"/>
    </style:style>
    <style:style style:name="T6" style:family="text">
      <style:text-properties style:font-name="Courier New" style:font-name-complex="Courier New" style:font-size-complex="12pt"/>
    </style:style>
    <style:style style:name="T7" style:family="text">
      <style:text-properties style:font-name="Courier New" officeooo:rsid="001c67a8" style:font-name-complex="Courier New" style:font-size-complex="12pt"/>
    </style:style>
    <style:style style:name="T8" style:family="text">
      <style:text-properties style:font-name="Courier New" officeooo:rsid="016d27a4" style:font-name-complex="Courier New" style:font-size-complex="12pt"/>
    </style:style>
    <style:style style:name="T9" style:family="text">
      <style:text-properties style:font-name="Courier New" officeooo:rsid="011c1959" style:font-name-complex="Courier New" style:font-size-complex="12pt"/>
    </style:style>
    <style:style style:name="T10" style:family="text">
      <style:text-properties style:font-name="Courier New" officeooo:rsid="0024bf2b" style:font-name-complex="Courier New" style:font-size-complex="12pt"/>
    </style:style>
    <style:style style:name="T11" style:family="text">
      <style:text-properties officeooo:rsid="016d27a4"/>
    </style:style>
    <style:style style:name="T12" style:family="text">
      <style:text-properties officeooo:rsid="016d6521"/>
    </style:style>
    <style:style style:name="T13" style:family="text">
      <style:text-properties officeooo:rsid="00229635"/>
    </style:style>
    <style:style style:name="T14" style:family="text">
      <style:text-properties officeooo:rsid="0023b579"/>
    </style:style>
    <style:style style:name="T15" style:family="text">
      <style:text-properties officeooo:rsid="0029de20"/>
    </style:style>
    <style:style style:name="T16" style:family="text">
      <style:text-properties officeooo:rsid="002ac0f5"/>
    </style:style>
    <style:style style:name="T17" style:family="text">
      <style:text-properties officeooo:rsid="002b8ad4"/>
    </style:style>
    <style:style style:name="T18" style:family="text">
      <style:text-properties officeooo:rsid="002d1a42"/>
    </style:style>
    <style:style style:name="T19" style:family="text">
      <style:text-properties officeooo:rsid="002da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5">Pink &amp; blue water balloon</text:span>s, <text:span text:style-name="T18">supersoaker</text:span> – <text:span text:style-name="T16">pink math geek and blue sports doofus</text:span></text:p>
      <text:p text:style-name="P13">Cheer &amp; basketball uniforms, <text:span text:style-name="T17">shirts with B</text:span></text:p>
      <text:p text:style-name="P13">Chick on a Stick hat, straws</text:p>
      <text:p text:style-name="P14">what makes math geek belong – soda, brooch, shirts, <text:span text:style-name="T19">notebook</text:span></text:p>
      <text:p text:style-name="P2"/>
      <text:p text:style-name="P2"/>
      <text:p text:style-name="P2"/>
      <text:p text:style-name="P2"><text:span text:style-name="T1">Episode 1: Ken in a Hole</text:span></text:p>
      <text:h text:style-name="P15" text:outline-level="3">Tim, monica, steve, rick</text:h>
      <text:p text:style-name="P1"/>
      <text:h text:style-name="P9" text:outline-level="2">Episode <text:span text:style-name="T4">2</text:span>: Barbecue</text:h>
      <text:h text:style-name="P15" text:outline-level="3">Steve, Monica, <text:span text:style-name="T4">Rick</text:span></text:h>
      <text:h text:style-name="P11" text:outline-level="2"/>
      <text:h text:style-name="P9" text:outline-level="2"><text:span text:style-name="T5">16</text:span>Episode <text:span text:style-name="T4">3</text:span>: Christmas Dance</text:h>
      <text:h text:style-name="P15" text:outline-level="3">Steve, <text:span text:style-name="T4">Lisas, Micheles</text:span></text:h>
      <text:h text:style-name="P17" text:outline-level="3">21 Episode <text:span text:style-name="T4">4</text:span>: Water Fights</text:h>
      <text:p text:style-name="P7">Steve, Lisas, Micheles, Rick </text:p>
      <text:p text:style-name="P3">28 Episode <text:span text:style-name="T4">5</text:span>: Sophomore Morp</text:p>
      <text:h text:style-name="P15" text:outline-level="3">Tim, Steve, Monica, john, <text:span text:style-name="T13">rick</text:span></text:h>
      <text:h text:style-name="P12" text:outline-level="2"/>
      <text:h text:style-name="P10" text:outline-level="2"><text:span text:style-name="T2">34</text:span><text:span text:style-name="T1">Episode </text:span><text:span text:style-name="T3">6</text:span><text:span text:style-name="T1">: Ditching</text:span></text:h>
      <text:h text:style-name="P15" text:outline-level="3">Monica, Steve, <text:span text:style-name="T4">Lisas, Micheles</text:span></text:h>
      <text:p text:style-name="P5"><text:span text:style-name="T6">48 Episode </text:span><text:span text:style-name="T8">8</text:span><text:span text:style-name="T6">: Changing Clothes</text:span></text:p>
      <text:h text:style-name="P15" text:outline-level="3">Steve, <text:span text:style-name="T4">Lisas, Micheles</text:span></text:h>
      <text:p text:style-name="P3">53 Episode <text:span text:style-name="T11">9</text:span>: Steve in a Towel</text:p>
      <text:h text:style-name="P15" text:outline-level="3">Steve, Monica, <text:span text:style-name="T4">Tim,</text:span> Rick</text:h>
      <text:h text:style-name="P18" text:outline-level="3">42 Episode <text:span text:style-name="T11">7</text:span>: It’s Not Fun and Games Until Someone Loses an Eye</text:h>
      <text:h text:style-name="P16" text:outline-level="3">Monica, Tim, Steve, Rick, Lisa P, <text:span text:style-name="T4">John</text:span></text:h>
      <text:p text:style-name="P4">57 Episode <text:span text:style-name="T11">10</text:span>: Award Ceremony</text:p>
      <text:h text:style-name="P15" text:outline-level="3">Steve, Monica, Rick, Tim, john</text:h>
      <text:p text:style-name="P6"><text:span text:style-name="T7">68 Episode </text:span><text:span text:style-name="T8">11</text:span><text:span text:style-name="T7">: Drunk Driving</text:span></text:p>
      <text:h text:style-name="P15" text:outline-level="3">Rick, Monica, Steve, Tim</text:h>
      <text:h text:style-name="P11" text:outline-level="2"/>
      <text:h text:style-name="P9" text:outline-level="2"><text:span text:style-name="T5">75 </text:span>Episode 12: Ride Home with Cute Guys</text:h>
      <text:h text:style-name="P15" text:outline-level="3">Steve </text:h>
      <text:h text:style-name="P17" text:outline-level="3">79 Episode 13: Drugs</text:h>
      <text:h text:style-name="P15" text:outline-level="3">Steve, Monica, <text:span text:style-name="T5">Tim, John</text:span></text:h>
      <text:p text:style-name="P5"><text:span text:style-name="T9">8</text:span><text:span text:style-name="T6">1 Episode 1</text:span><text:span text:style-name="T8">4</text:span><text:span text:style-name="T6">: </text:span><text:span text:style-name="T8">Mando </text:span><text:span text:style-name="T10">Catfish</text:span></text:p>
      <text:h text:style-name="P15" text:outline-level="3">Monica, Steve, <text:span text:style-name="T12">John, Tim, Lisas, Micheles, Rick</text:span></text:h>
      <text:p text:style-name="P5"><text:span text:style-name="T6">102 Episode </text:span><text:span text:style-name="T8">15</text:span><text:span text:style-name="T6">: Baseball Team Cheers for Lisa</text:span></text:p>
      <text:h text:style-name="P15" text:outline-level="3">Monica, Steve, <text:span text:style-name="T14">Lisa P</text:span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5:03:00.800767549</meta:creation-date>
    <dc:date>2017-04-07T16:57:53.444003560</dc:date>
    <meta:editing-duration>P1DT8H2M31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183" meta:character-count="1057" meta:non-whitespace-character-count="904"/>
  </office:meta>
</office:document-meta>
</file>